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97cm" table:align="left"/>
    </style:style>
    <style:style style:name="Table1.A" style:family="table-column">
      <style:table-column-properties style:column-width="4.498cm"/>
    </style:style>
    <style:style style:name="Table1.B" style:family="table-column">
      <style:table-column-properties style:column-width="2.49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text-properties fo:font-size="14pt" officeooo:rsid="000c4fe3" officeooo:paragraph-rsid="000c4fe3" style:font-size-asian="14pt" style:font-size-complex="14pt"/>
    </style:style>
    <style:style style:name="P2" style:family="paragraph" style:parent-style-name="Standard">
      <style:paragraph-properties fo:text-align="end" style:justify-single-word="false"/>
      <style:text-properties fo:font-size="14pt" officeooo:rsid="00082325" officeooo:paragraph-rsid="00082325" style:font-size-asian="14pt" style:font-size-complex="14pt"/>
    </style:style>
    <style:style style:name="P3" style:family="paragraph" style:parent-style-name="Standard">
      <style:paragraph-properties fo:text-align="start" style:justify-single-word="false"/>
      <style:text-properties fo:font-size="14pt" officeooo:rsid="00082325" officeooo:paragraph-rsid="00082325" style:font-size-asian="14pt" style:font-size-complex="14pt"/>
    </style:style>
    <style:style style:name="P4" style:family="paragraph" style:parent-style-name="Standard">
      <style:paragraph-properties fo:text-align="start" style:justify-single-word="false"/>
      <style:text-properties fo:font-size="14pt" officeooo:rsid="000a7309" officeooo:paragraph-rsid="000a7309" style:font-size-asian="14pt" style:font-size-complex="14pt"/>
    </style:style>
    <style:style style:name="P5" style:family="paragraph" style:parent-style-name="Standard">
      <style:paragraph-properties fo:text-align="start" style:justify-single-word="false"/>
      <style:text-properties fo:font-size="14pt" officeooo:rsid="000a7309" officeooo:paragraph-rsid="000ab3a2" style:font-size-asian="14pt" style:font-size-complex="14pt"/>
    </style:style>
    <style:style style:name="P6" style:family="paragraph" style:parent-style-name="Standard">
      <style:paragraph-properties fo:text-align="start" style:justify-single-word="false"/>
      <style:text-properties fo:font-size="14pt" officeooo:rsid="000ab3a2" officeooo:paragraph-rsid="000ab3a2" style:font-size-asian="14pt" style:font-size-complex="14pt"/>
    </style:style>
    <style:style style:name="P7" style:family="paragraph" style:parent-style-name="Standard">
      <style:paragraph-properties fo:text-align="start" style:justify-single-word="false"/>
      <style:text-properties fo:font-size="14pt" officeooo:rsid="000ab3a2" officeooo:paragraph-rsid="000c4fe3" style:font-size-asian="14pt" style:font-size-complex="14pt"/>
    </style:style>
    <style:style style:name="P8" style:family="paragraph" style:parent-style-name="Standard">
      <style:paragraph-properties fo:text-align="start" style:justify-single-word="false"/>
      <style:text-properties fo:font-size="14pt" fo:font-weight="bold" officeooo:rsid="000a7309" officeooo:paragraph-rsid="000a7309" style:font-size-asian="14pt" style:font-weight-asian="bold" style:font-size-complex="14pt" style:font-weight-complex="bold"/>
    </style:style>
    <style:style style:name="P9" style:family="paragraph" style:parent-style-name="Standard">
      <style:paragraph-properties fo:text-align="start" style:justify-single-word="false"/>
      <style:text-properties fo:font-size="14pt" fo:font-weight="bold" officeooo:rsid="000ddef2" officeooo:paragraph-rsid="000ddef2"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4pt" fo:font-weight="normal" officeooo:rsid="000ddef2" officeooo:paragraph-rsid="000ddef2"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0f13dd" officeooo:paragraph-rsid="000f13dd"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04afc" officeooo:paragraph-rsid="00104af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1884e" officeooo:paragraph-rsid="0011884e"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ddef2" officeooo:paragraph-rsid="000ddef2"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0f13dd" officeooo:paragraph-rsid="000f13dd"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style:text-underline-style="solid" style:text-underline-width="auto" style:text-underline-color="font-color" fo:font-weight="normal" officeooo:rsid="0011884e" officeooo:paragraph-rsid="0011884e" style:font-size-asian="14pt" style:font-weight-asian="normal" style:font-size-complex="14pt" style:font-weight-complex="normal"/>
    </style:style>
    <style:style style:name="P17" style:family="paragraph" style:parent-style-name="Standard">
      <style:paragraph-properties fo:text-align="end" style:justify-single-word="false"/>
      <style:text-properties fo:font-size="12pt" officeooo:rsid="00082325" officeooo:paragraph-rsid="00082325" style:font-size-asian="10.5pt" style:font-size-complex="12pt"/>
    </style:style>
    <style:style style:name="P18" style:family="paragraph" style:parent-style-name="Standard">
      <style:paragraph-properties fo:text-align="start" style:justify-single-word="false"/>
      <style:text-properties fo:font-size="12pt" officeooo:rsid="00082325" officeooo:paragraph-rsid="000ddef2" style:font-size-asian="10.5pt" style:font-size-complex="12pt"/>
    </style:style>
    <style:style style:name="P19" style:family="paragraph" style:parent-style-name="Standard">
      <style:paragraph-properties fo:text-align="center" style:justify-single-word="false"/>
      <style:text-properties fo:font-size="16pt" officeooo:rsid="00082325" officeooo:paragraph-rsid="000a7309" style:font-size-asian="16pt" style:font-size-complex="16pt"/>
    </style:style>
    <style:style style:name="P20" style:family="paragraph" style:parent-style-name="Standard" style:list-style-name="L2">
      <style:paragraph-properties fo:text-align="start" style:justify-single-word="false"/>
      <style:text-properties officeooo:paragraph-rsid="00099367"/>
    </style:style>
    <style:style style:name="P21" style:family="paragraph" style:parent-style-name="Standard">
      <style:paragraph-properties fo:text-align="start" style:justify-single-word="false"/>
      <style:text-properties officeooo:paragraph-rsid="00099367"/>
    </style:style>
    <style:style style:name="P22" style:family="paragraph" style:parent-style-name="Standard" style:list-style-name="L5">
      <style:paragraph-properties fo:text-align="start" style:justify-single-word="false"/>
      <style:text-properties officeooo:paragraph-rsid="00099367"/>
    </style:style>
    <style:style style:name="P23" style:family="paragraph" style:parent-style-name="Standard" style:list-style-name="L5">
      <style:paragraph-properties fo:text-align="start" style:justify-single-word="false"/>
      <style:text-properties officeooo:paragraph-rsid="0008c80a"/>
    </style:style>
    <style:style style:name="P24" style:family="paragraph" style:parent-style-name="Standard" style:list-style-name="L2">
      <style:paragraph-properties fo:text-align="start" style:justify-single-word="false"/>
      <style:text-properties officeooo:rsid="0008af49" officeooo:paragraph-rsid="0008af49"/>
    </style:style>
    <style:style style:name="P25" style:family="paragraph" style:parent-style-name="Standard">
      <style:paragraph-properties fo:text-align="start" style:justify-single-word="false"/>
      <style:text-properties officeooo:rsid="0008c80a" officeooo:paragraph-rsid="00099367"/>
    </style:style>
    <style:style style:name="P26" style:family="paragraph" style:parent-style-name="Standard">
      <style:paragraph-properties fo:text-align="end" style:justify-single-word="false"/>
      <style:text-properties fo:color="#314004" fo:font-size="16pt" officeooo:rsid="00082325" officeooo:paragraph-rsid="000a7309" style:font-size-asian="16pt" style:font-size-complex="16pt"/>
    </style:style>
    <style:style style:name="T1" style:family="text">
      <style:text-properties officeooo:rsid="00082325"/>
    </style:style>
    <style:style style:name="T2" style:family="text">
      <style:text-properties fo:font-size="14pt" style:font-size-asian="14pt" style:font-size-complex="14pt"/>
    </style:style>
    <style:style style:name="T3" style:family="text">
      <style:text-properties fo:font-size="14pt" officeooo:rsid="00082325" style:font-size-asian="14pt" style:font-size-complex="14pt"/>
    </style:style>
    <style:style style:name="T4" style:family="text">
      <style:text-properties fo:font-size="14pt" officeooo:rsid="0008c80a" style:font-size-asian="14pt" style:font-size-complex="14pt"/>
    </style:style>
    <style:style style:name="T5" style:family="text">
      <style:text-properties fo:font-size="14pt" officeooo:rsid="00099367" style:font-size-asian="14pt" style:font-size-complex="14pt"/>
    </style:style>
    <style:style style:name="T6" style:family="text">
      <style:text-properties fo:font-size="14pt" officeooo:rsid="0008af49" style:font-size-asian="14pt" style:font-size-complex="14pt"/>
    </style:style>
    <style:style style:name="T7" style:family="text">
      <style:text-properties fo:font-size="14pt" officeooo:rsid="000a7309" style:font-size-asian="14pt" style:font-size-complex="14pt"/>
    </style:style>
    <style:style style:name="T8" style:family="text">
      <style:text-properties fo:font-weight="bold" style:font-weight-asian="bold" style:font-weight-complex="bold"/>
    </style:style>
    <style:style style:name="T9" style:family="text">
      <style:text-properties officeooo:rsid="000e487d"/>
    </style:style>
    <style:style style:name="T10" style:family="text">
      <style:text-properties officeooo:rsid="00104afc"/>
    </style:style>
    <style:style style:name="T11" style:family="text">
      <style:text-properties officeooo:rsid="001543d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span text:style-name="T8">TEST REPORT</text:span></text:p>
      <text:p text:style-name="P26"><text:span text:style-name="T2">INJAMURI KRUTIKA</text:span></text:p>
      <text:p text:style-name="P26"><text:span text:style-name="T2">18MCMT</text:span><text:span text:style-name="T7">20</text:span><text:span text:style-name="T2"> (MTECH CS)</text:span></text:p>
      <text:p text:style-name="P2"/>
      <text:p text:style-name="P4">In this assignment the various testing strategies are followed.</text:p>
      <text:p text:style-name="P4"/>
      <text:p text:style-name="P8">Unit Testing:</text:p>
      <text:p text:style-name="P6"><text:tab/>In unit testing we write unit test functions for each of the function written in the assignment. This submission contains the unit test case functions for two functions namely createAddress() and createStudent() functions, hich are testCreateStudent() and testCreateAddress().</text:p>
      <text:p text:style-name="P6"/>
      <table:table table:name="Table1" table:style-name="Table1">
        <table:table-column table:style-name="Table1.A"/>
        <table:table-column table:style-name="Table1.B"/>
        <table:table-row>
          <table:table-cell table:style-name="Table1.A1" office:value-type="string">
            <text:p text:style-name="P1">Unit Test Case</text:p>
          </table:table-cell>
          <table:table-cell table:style-name="Table1.B1" office:value-type="string">
            <text:p text:style-name="P1">Result</text:p>
          </table:table-cell>
        </table:table-row>
        <table:table-row>
          <table:table-cell table:style-name="Table1.A2" office:value-type="string">
            <text:p text:style-name="P7">testCreateStudent() </text:p>
          </table:table-cell>
          <table:table-cell table:style-name="Table1.B2" office:value-type="string">
            <text:p text:style-name="P1">PASS</text:p>
          </table:table-cell>
        </table:table-row>
        <table:table-row>
          <table:table-cell table:style-name="Table1.A2" office:value-type="string">
            <text:p text:style-name="P7">testCreateAddress()</text:p>
          </table:table-cell>
          <table:table-cell table:style-name="Table1.B2" office:value-type="string">
            <text:p text:style-name="P1">PASS</text:p>
          </table:table-cell>
        </table:table-row>
      </table:table>
      <text:p text:style-name="P5"/>
      <text:p text:style-name="P5"/>
      <text:p text:style-name="P9">Function Integration Testing:</text:p>
      <text:p text:style-name="P9"/>
      <text:p text:style-name="P10">Below is the flow of functions being called for each of the operations <text:span text:style-name="T11">which were tested.</text:span></text:p>
      <text:p text:style-name="P10"/>
      <text:p text:style-name="P14">1. Batch Mode Result Display:</text:p>
      <text:p text:style-name="P10"/>
      <text:p text:style-name="P10">main() -&gt;calcResult(details); -&gt;setAvgTotGrade(<text:span text:style-name="T9">stu</text:span>); -<text:span text:style-name="T9">&gt;getGrade(m1,m2,m3,avg);</text:span></text:p>
      <text:p text:style-name="P10"><text:tab/>-&gt;printResult(details);</text:p>
      <text:p text:style-name="P10"><text:tab/>-&gt;createOutputFile(details); </text:p>
      <text:p text:style-name="P10"/>
      <text:p text:style-name="P15">2. <text:span text:style-name="T10">Update records:</text:span></text:p>
      <text:p text:style-name="P11"/>
      <text:p text:style-name="P12">main() -&gt; updateStudentDetails() -&gt;updateRecordInFile();</text:p>
      <text:p text:style-name="P12"><text:tab/>-&gt;createOutputFile()</text:p>
      <text:p text:style-name="P10"/>
      <text:p text:style-name="P16">3. Search based on roll:</text:p>
      <text:p text:style-name="P13"/>
      <text:p text:style-name="P13">main() -&gt; resultOfRoll() -&gt;setAvgTotGrade() -&gt; printStudentDetails()</text:p>
      <text:p text:style-name="P13"/>
      <text:p text:style-name="P16">4. Search based on Grade:</text:p>
      <text:p text:style-name="P13"/>
      <text:p text:style-name="P13">main() -&gt;resultBasedOnGrade() -&gt;setAvgTotGrade(); -&gt;printStudentDetails()</text:p>
      <text:p text:style-name="P18"/>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7T20:33:56.167933234</meta:creation-date>
    <dc:date>2019-01-17T22:53:27.539027205</dc:date>
    <meta:editing-duration>PT39M17S</meta:editing-duration>
    <meta:editing-cycles>11</meta:editing-cycles>
    <meta:generator>LibreOffice/6.0.3.2$Linux_X86_64 LibreOffice_project/00m0$Build-2</meta:generator>
    <meta:document-statistic meta:table-count="1" meta:image-count="0" meta:object-count="0" meta:page-count="1" meta:paragraph-count="25" meta:word-count="122" meta:character-count="1030" meta:non-whitespace-character-count="927"/>
  </office:meta>
</office:document-meta>
</file>